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6" style:family="table">
      <style:table-properties style:width="14.834cm" fo:margin-left="-0.092cm" table:align="left" style:writing-mode="lr-tb"/>
    </style:style>
    <style:style style:name="表格6.A" style:family="table-column">
      <style:table-column-properties style:column-width="3.115cm"/>
    </style:style>
    <style:style style:name="表格6.B" style:family="table-column">
      <style:table-column-properties style:column-width="2.903cm"/>
    </style:style>
    <style:style style:name="表格6.C" style:family="table-column">
      <style:table-column-properties style:column-width="1.058cm"/>
    </style:style>
    <style:style style:name="表格6.D" style:family="table-column">
      <style:table-column-properties style:column-width="1.852cm"/>
    </style:style>
    <style:style style:name="表格6.E" style:family="table-column">
      <style:table-column-properties style:column-width="5.906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background-color="#e5e5e5" fo:padding="0.074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表格6.B1" style:family="table-cell">
      <style:table-cell-properties style:vertical-align="middle" fo:background-color="#e5e5e5" fo:padding="0.026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表格6.E1" style:family="table-cell">
      <style:table-cell-properties style:vertical-align="middle" fo:background-color="#e5e5e5" fo:padding="0.026cm" fo:border="1pt solid #000000" style:writing-mode="lr-tb">
        <style:background-image/>
      </style:table-cell-properties>
    </style:style>
    <style:style style:name="表格6.A2" style:family="table-cell">
      <style:table-cell-properties style:vertical-align="middle" fo:background-color="#ff0000" fo:padding="0.074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表格6.B2" style:family="table-cell">
      <style:table-cell-properties style:vertical-align="middle" fo:background-color="#ff0000" fo:padding="0.026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表格6.E2" style:family="table-cell">
      <style:table-cell-properties style:vertical-align="middle" fo:background-color="#ff0000" fo:padding="0.026cm" fo:border="1pt solid #000000" style:writing-mode="lr-tb">
        <style:background-image/>
      </style:table-cell-properties>
    </style:style>
    <style:style style:name="表格6.A3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3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3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3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3" style:family="table-cell">
      <style:table-cell-properties style:vertical-align="middle" fo:padding="0.026cm" fo:border="1pt solid #000000" style:writing-mode="lr-tb"/>
    </style:style>
    <style:style style:name="表格6.A4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4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4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4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4" style:family="table-cell">
      <style:table-cell-properties style:vertical-align="middle" fo:padding="0.026cm" fo:border="1pt solid #000000" style:writing-mode="lr-tb"/>
    </style:style>
    <style:style style:name="表格6.A5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5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5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5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5" style:family="table-cell">
      <style:table-cell-properties style:vertical-align="middle" fo:padding="0.026cm" fo:border="1pt solid #000000" style:writing-mode="lr-tb"/>
    </style:style>
    <style:style style:name="表格6.A6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6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6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6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6" style:family="table-cell">
      <style:table-cell-properties style:vertical-align="middle" fo:padding="0.026cm" fo:border="1pt solid #000000" style:writing-mode="lr-tb"/>
    </style:style>
    <style:style style:name="表格6.A7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7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7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7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7" style:family="table-cell">
      <style:table-cell-properties style:vertical-align="middle" fo:padding="0.026cm" fo:border="1pt solid #000000" style:writing-mode="lr-tb"/>
    </style:style>
    <style:style style:name="表格6.A8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8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8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8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8" style:family="table-cell">
      <style:table-cell-properties style:vertical-align="middle" fo:padding="0.026cm" fo:border="1pt solid #000000" style:writing-mode="lr-tb"/>
    </style:style>
    <style:style style:name="表格6.A9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9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9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9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9" style:family="table-cell">
      <style:table-cell-properties style:vertical-align="middle" fo:padding="0.026cm" fo:border="1pt solid #000000" style:writing-mode="lr-tb"/>
    </style:style>
    <style:style style:name="表格6.A10" style:family="table-cell">
      <style:table-cell-properties style:vertical-align="middle" fo:padding="0.074cm" fo:border-left="1pt solid #000000" fo:border-right="none" fo:border-top="1pt solid #000000" fo:border-bottom="1pt solid #000000" style:writing-mode="lr-tb"/>
    </style:style>
    <style:style style:name="表格6.B10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C10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D10" style:family="table-cell">
      <style:table-cell-properties style:vertical-align="middle" fo:padding="0.026cm" fo:border-left="1pt solid #000000" fo:border-right="none" fo:border-top="1pt solid #000000" fo:border-bottom="1pt solid #000000" style:writing-mode="lr-tb"/>
    </style:style>
    <style:style style:name="表格6.E10" style:family="table-cell">
      <style:table-cell-properties style:vertical-align="middle" fo:padding="0.026cm" fo:border="1pt solid #000000" style:writing-mode="lr-tb"/>
    </style:style>
    <style:style style:name="P1" style:family="paragraph" style:parent-style-name="Standard">
      <style:text-properties officeooo:rsid="002027d7" officeooo:paragraph-rsid="002027d7"/>
    </style:style>
    <style:style style:name="P2" style:family="paragraph" style:parent-style-name="Standard">
      <style:text-properties officeooo:rsid="002027d7" officeooo:paragraph-rsid="002b64b8"/>
    </style:style>
    <style:style style:name="P3" style:family="paragraph" style:parent-style-name="Standard">
      <style:text-properties officeooo:rsid="0020dd34" officeooo:paragraph-rsid="0020dd34"/>
    </style:style>
    <style:style style:name="P4" style:family="paragraph" style:parent-style-name="Standard">
      <style:paragraph-properties fo:text-align="center" style:justify-single-word="false" fo:orphans="2" fo:widows="2"/>
      <style:text-properties fo:color="#000000" style:font-name="宋体" fo:font-size="12pt" fo:font-weight="bold" officeooo:paragraph-rsid="002b64b8" style:letter-kerning="true" style:font-size-asian="12pt" style:font-weight-asian="bold" style:font-name-complex="宋体"/>
    </style:style>
    <style:style style:name="P5" style:family="paragraph" style:parent-style-name="Standard">
      <style:paragraph-properties style:snap-to-layout-grid="false"/>
      <style:text-properties fo:color="#000000" style:font-name="宋体" fo:font-size="12pt" officeooo:paragraph-rsid="002b64b8" style:font-size-asian="12pt"/>
    </style:style>
    <style:style style:name="P6" style:family="paragraph" style:parent-style-name="Standard">
      <style:text-properties fo:color="#000000" style:font-name="宋体" fo:font-size="12pt" officeooo:paragraph-rsid="002b64b8" style:font-size-asian="12pt"/>
    </style:style>
    <style:style style:name="P7" style:family="paragraph" style:parent-style-name="Standard">
      <style:paragraph-properties fo:text-align="start" style:justify-single-word="false" fo:orphans="2" fo:widows="2"/>
      <style:text-properties fo:color="#000000" officeooo:paragraph-rsid="002b64b8"/>
    </style:style>
    <style:style style:name="P8" style:family="paragraph" style:parent-style-name="Standard">
      <style:paragraph-properties fo:text-align="start" style:justify-single-word="false" fo:orphans="2" fo:widows="2" style:snap-to-layout-grid="false"/>
      <style:text-properties fo:color="#000000" officeooo:paragraph-rsid="002b64b8"/>
    </style:style>
    <style:style style:name="P9" style:family="paragraph" style:parent-style-name="Standard">
      <style:paragraph-properties fo:text-align="start" style:justify-single-word="false" fo:orphans="2" fo:widows="2"/>
      <style:text-properties fo:color="#000000" officeooo:rsid="002b64b8" officeooo:paragraph-rsid="002b64b8"/>
    </style:style>
    <style:style style:name="P10" style:family="paragraph" style:parent-style-name="Standard">
      <style:paragraph-properties fo:text-align="start" style:justify-single-word="false" fo:orphans="2" fo:widows="2"/>
      <style:text-properties officeooo:paragraph-rsid="002b64b8"/>
    </style:style>
    <style:style style:name="P11" style:family="paragraph" style:parent-style-name="Standard">
      <style:text-properties officeooo:rsid="002027d7" officeooo:paragraph-rsid="002027d7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00000"/>
    </style:style>
    <style:style style:name="P18" style:family="paragraph">
      <loext:graphic-properties draw:fill-color="#000000"/>
      <style:text-properties fo:color="#ffffff"/>
    </style:style>
    <style:style style:name="P19" style:family="paragraph">
      <loext:graphic-properties draw:fill-color="#ff9900"/>
    </style:style>
    <style:style style:name="P20" style:family="paragraph">
      <loext:graphic-properties draw:fill-color="#ff9900"/>
      <style:paragraph-properties fo:text-align="center"/>
    </style:style>
    <style:style style:name="P21" style:family="paragraph">
      <loext:graphic-properties draw:fill-color="#ff99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/>
    </style:style>
    <style:style style:name="T2" style:family="text">
      <style:text-properties fo:color="#ffffff"/>
    </style:style>
    <style:style style:name="T3" style:family="text">
      <style:text-properties fo:color="#000000" style:font-name="宋体" fo:font-size="12pt"/>
    </style:style>
    <style:style style:name="T4" style:family="text">
      <style:text-properties fo:font-size="12pt"/>
    </style:style>
    <style:style style:name="gr1" style:family="graphic">
      <style:graphic-properties draw:fill-color="#000000" draw:textarea-horizontal-align="justify" draw:textarea-vertical-align="middle" draw:auto-grow-height="false" fo:min-height="0.956cm" fo:min-width="1.71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Line_20_Arrow_20_1" draw:fill-color="#ff3333" draw:textarea-horizontal-align="justify" draw:textarea-vertical-align="middle" draw:auto-grow-height="false" fo:min-height="0.956cm" fo:min-width="1.71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" draw:fill-color="#ff3333" draw:textarea-horizontal-align="justify" draw:textarea-vertical-align="middle" draw:auto-grow-height="false" fo:min-height="0.956cm" fo:min-width="1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" draw:textarea-horizontal-align="justify" draw:textarea-vertical-align="middle" draw:auto-grow-height="false" fo:min-height="0.956cm" fo:min-width="1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" draw:textarea-horizontal-align="justify" draw:textarea-vertical-align="middle" draw:auto-grow-height="false" fo:min-height="0.642cm" fo:min-width="1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" draw:textarea-horizontal-align="justify" draw:textarea-vertical-align="middle" draw:auto-grow-height="false" fo:min-height="0.644cm" fo:min-width="1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" draw:marker-end="" draw:textarea-horizontal-align="justify" draw:textarea-vertical-align="middle" draw:auto-grow-height="false" fo:min-height="0.642cm" fo:min-width="1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0.432cm" fo:min-width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0.981cm" fo:min-width="0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9900" draw:textarea-horizontal-align="justify" draw:textarea-vertical-align="middle" draw:auto-grow-height="false" fo:min-height="0.52cm" fo:min-width="1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9900" draw:textarea-horizontal-align="justify" draw:textarea-vertical-align="middle" draw:auto-grow-height="false" fo:min-height="0.52cm" fo:min-width="1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9900" draw:textarea-horizontal-align="justify" draw:textarea-vertical-align="middle" draw:auto-grow-height="false" fo:min-height="0.52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9900" draw:textarea-horizontal-align="justify" draw:textarea-vertical-align="middle" draw:auto-grow-height="false" fo:min-height="0.52cm" fo:min-width="1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9900" draw:textarea-horizontal-align="justify" draw:textarea-vertical-align="middle" draw:auto-grow-height="false" fo:min-height="0.519cm" fo:min-width="1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9900" draw:textarea-horizontal-align="justify" draw:textarea-vertical-align="middle" draw:auto-grow-height="false" fo:min-height="0.522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9900" draw:textarea-horizontal-align="justify" draw:textarea-vertical-align="middle" draw:auto-grow-height="false" fo:min-height="0.519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9900" draw:textarea-horizontal-align="justify" draw:textarea-vertical-align="middle" draw:auto-grow-height="false" fo:min-height="0.52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9900" draw:textarea-horizontal-align="justify" draw:textarea-vertical-align="middle" draw:auto-grow-height="false" fo:min-height="0.519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9900" draw:textarea-horizontal-align="justify" draw:textarea-vertical-align="middle" draw:auto-grow-height="false" fo:min-height="0.52cm" fo:min-width="1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9900" draw:textarea-horizontal-align="justify" draw:textarea-vertical-align="middle" draw:auto-grow-height="false" fo:min-height="0.52cm" fo:min-width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9900" draw:textarea-horizontal-align="justify" draw:textarea-vertical-align="middle" draw:auto-grow-height="false" fo:min-height="0.52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函数功能设计</text:p>
      <text:p text:style-name="P1"/>
      <text:p text:style-name="P1"/>
      <text:p text:style-name="P1"><draw:caption text:anchor-type="paragraph" draw:z-index="24" draw:name="形状3" draw:style-name="gr8" draw:text-style-name="P16" svg:width="3.761cm" svg:height="0.976cm" svg:x="9.901cm" svg:y="0.399cm" draw:caption-point-x="-0.985cm" draw:caption-point-y="0.642cm"><text:p text:style-name="P15">查看用户状态信息(已借,欠款)</text:p></draw:caption></text:p>
      <text:p text:style-name="P1"><draw:custom-shape text:anchor-type="paragraph" draw:z-index="9" draw:name="形状1" draw:style-name="gr5" draw:text-style-name="P12" svg:width="1.816cm" svg:height="1.059cm" svg:x="7.101cm" svg:y="0.009cm"><text:p text:style-name="P12">Statu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8" draw:name="形状2" draw:style-name="gr7" draw:text-style-name="P12" svg:x1="5.683cm" svg:y1="2.49cm" svg:x2="7.101cm" svg:y2="0.109cm"><text:p/></draw:line></text:p>
      <text:p text:style-name="P1"><draw:custom-shape text:anchor-type="paragraph" draw:z-index="12" draw:name="形状1" draw:style-name="gr5" draw:text-style-name="P12" svg:width="1.816cm" svg:height="1.059cm" svg:x="7.119cm" svg:y="0.28cm"><text:p text:style-name="P12">Borro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25" draw:name="形状3" draw:style-name="gr8" draw:text-style-name="P16" svg:width="3.761cm" svg:height="0.976cm" svg:x="9.918cm" svg:y="0.203cm" draw:caption-point-x="-0.984cm" draw:caption-point-y="0.624cm"><text:p text:style-name="P15">借书</text:p></draw:caption></text:p>
      <text:p text:style-name="P1"><draw:line text:anchor-type="paragraph" draw:z-index="20" draw:name="形状2" draw:style-name="gr7" draw:text-style-name="P12" svg:x1="5.683cm" svg:y1="1.517cm" svg:x2="7.119cm" svg:y2="0.309cm"><text:p/></draw:line></text:p>
      <text:p text:style-name="P1"/>
      <text:p text:style-name="P1"><draw:custom-shape text:anchor-type="paragraph" draw:z-index="3" draw:name="形状1" draw:style-name="gr4" draw:text-style-name="P14" svg:width="1.816cm" svg:height="1.059cm" svg:x="3.868cm" svg:y="0.012cm"><text:p text:style-name="P12">Personal</text:p><text:p text:style-name="P12">Ac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形状1" draw:style-name="gr5" draw:text-style-name="P12" svg:width="1.816cm" svg:height="1.059cm" svg:x="7.119cm" svg:y="0.011cm"><text:p text:style-name="P12">Retur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" draw:name="形状2" draw:style-name="gr7" draw:text-style-name="P12" svg:x1="5.683cm" svg:y1="0.543cm" svg:x2="7.119cm" svg:y2="0.45cm"><text:p/></draw:line><draw:caption text:anchor-type="paragraph" draw:z-index="28" draw:name="形状3" draw:style-name="gr8" draw:text-style-name="P16" svg:width="3.761cm" svg:height="0.976cm" svg:x="9.881cm" svg:y="0.053cm" draw:caption-point-x="-0.947cm" draw:caption-point-y="0.774cm"><text:p text:style-name="P15">还书</text:p></draw:caption></text:p>
      <text:p text:style-name="P1"><draw:line text:anchor-type="paragraph" draw:z-index="5" draw:name="形状2" draw:style-name="gr2" draw:text-style-name="P12" svg:x1="2.584cm" svg:y1="3.082cm" svg:x2="3.868cm" svg:y2="0.076cm"><text:p/></draw:line><draw:line text:anchor-type="paragraph" draw:z-index="17" draw:name="形状2" draw:style-name="gr7" draw:text-style-name="P12" svg:x1="5.683cm" svg:y1="0.057cm" svg:x2="7.099cm" svg:y2="1.209cm"><text:p/></draw:line></text:p>
      <text:p text:style-name="P1"><draw:custom-shape text:anchor-type="paragraph" draw:z-index="8" draw:name="形状1" draw:style-name="gr5" draw:text-style-name="P12" svg:width="1.816cm" svg:height="1.059cm" svg:x="7.101cm" svg:y="0.249cm"><text:p text:style-name="P12">TimeLi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27" draw:name="形状3" draw:style-name="gr8" draw:text-style-name="P16" svg:width="3.761cm" svg:height="0.976cm" svg:x="9.92cm" svg:y="0.279cm" draw:caption-point-x="-0.986cm" draw:caption-point-y="0.548cm"><text:p text:style-name="P15">用时间线显示用户操作记录</text:p></draw:caption></text:p>
      <text:p text:style-name="P1"/>
      <text:p text:style-name="P1"><draw:caption text:anchor-type="paragraph" draw:z-index="26" draw:name="形状3" draw:style-name="gr8" draw:text-style-name="P16" svg:width="3.761cm" svg:height="0.976cm" svg:x="9.846cm" svg:y="0.445cm" draw:caption-point-x="-0.967cm" draw:caption-point-y="0.661cm"><text:p text:style-name="P15">图书入库</text:p></draw:caption></text:p>
      <text:p text:style-name="P1"><draw:custom-shape text:anchor-type="paragraph" draw:z-index="7" draw:name="形状1" draw:style-name="gr5" draw:text-style-name="P12" svg:width="1.816cm" svg:height="1.059cm" svg:x="7.064cm" svg:y="0.072cm"><text:p text:style-name="P12">Save</text:p><text:p text:style-name="P12">Boo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0" draw:name="形状1" draw:style-name="gr1" draw:text-style-name="P13" svg:width="1.816cm" svg:height="1.059cm" svg:x="0.769cm" svg:y="0.155cm"><text:p text:style-name="P12">LM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形状1" draw:style-name="gr3" draw:text-style-name="P14" svg:width="1.816cm" svg:height="1.059cm" svg:x="3.944cm" svg:y="0.192cm"><text:p text:style-name="P12">System</text:p><text:p text:style-name="P12">Ac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形状2" draw:style-name="gr7" draw:text-style-name="P12" svg:x1="5.759cm" svg:y1="0.722cm" svg:x2="7.064cm" svg:y2="0.136cm"><text:p/></draw:line></text:p>
      <text:p text:style-name="P1"><draw:line text:anchor-type="paragraph" draw:z-index="1" draw:name="形状2" draw:style-name="gr2" draw:text-style-name="P12" svg:x1="2.584cm" svg:y1="0.161cm" svg:x2="3.944cm" svg:y2="0.161cm"><text:p/></draw:line><draw:line text:anchor-type="paragraph" draw:z-index="4" draw:name="形状2" draw:style-name="gr2" draw:text-style-name="P12" svg:x1="2.584cm" svg:y1="0.161cm" svg:x2="4.02cm" svg:y2="3.978cm"><text:p/></draw:line><draw:custom-shape text:anchor-type="paragraph" draw:z-index="6" draw:name="形状1" draw:style-name="gr5" draw:text-style-name="P12" svg:width="1.816cm" svg:height="1.059cm" svg:x="7.064cm" svg:y="0.326cm"><text:p text:style-name="P12">Book</text:p><text:p text:style-name="P12">Mana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形状2" draw:style-name="gr7" draw:text-style-name="P12" svg:x1="5.759cm" svg:y1="0.233cm" svg:x2="7.064cm" svg:y2="0.935cm"><text:p/></draw:line><draw:line text:anchor-type="paragraph" draw:z-index="14" draw:name="形状2" draw:style-name="gr7" draw:text-style-name="P12" svg:x1="5.759cm" svg:y1="0.233cm" svg:x2="7.047cm" svg:y2="2.182cm"><text:p/></draw:line><draw:caption text:anchor-type="paragraph" draw:z-index="30" draw:name="形状3" draw:style-name="gr8" draw:text-style-name="P16" svg:width="3.761cm" svg:height="0.976cm" svg:x="9.881cm" svg:y="0.406cm" draw:caption-point-x="-1.002cm" draw:caption-point-y="0.506cm"><text:p text:style-name="P15">书本管理</text:p></draw:caption></text:p>
      <text:p text:style-name="P1"/>
      <text:p text:style-name="P1"/>
      <text:p text:style-name="P1"><draw:custom-shape text:anchor-type="paragraph" draw:z-index="21" draw:name="形状1" draw:style-name="gr5" draw:text-style-name="P12" svg:width="1.816cm" svg:height="1.059cm" svg:x="7.047cm" svg:y="0.113cm"><text:p text:style-name="P12">Total</text:p><text:p text:style-name="P12">Recor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29" draw:name="形状3" draw:style-name="gr8" draw:text-style-name="P16" svg:width="3.761cm" svg:height="0.976cm" svg:x="9.92cm" svg:y="0.192cm" draw:caption-point-x="-1.058cm" draw:caption-point-y="0.507cm"><text:p text:style-name="P15">借阅记录</text:p></draw:caption></text:p>
      <text:p text:style-name="P1"/>
      <text:p text:style-name="P1"/>
      <text:p text:style-name="P1"><draw:custom-shape text:anchor-type="paragraph" draw:z-index="13" draw:name="形状1" draw:style-name="gr4" draw:text-style-name="P14" svg:width="1.816cm" svg:height="1.059cm" svg:x="4.02cm" svg:y="0.448cm"><text:p text:style-name="P12">User</text:p><text:p text:style-name="P12">Mana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形状1" draw:style-name="gr5" draw:text-style-name="P12" svg:width="1.816cm" svg:height="1.059cm" svg:x="6.971cm" svg:y="0.466cm"><text:p text:style-name="P12">Done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23" draw:name="形状2" draw:style-name="gr7" draw:text-style-name="P12" svg:x1="5.835cm" svg:y1="0.019cm" svg:x2="6.971cm" svg:y2="0.019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1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0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9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8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7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6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5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4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3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2" draw:name="形状4" draw:style-name="gr12" draw:text-style-name="P17" svg:width="1.714cm" svg:height="0.863cm" svg:x="3.097cm" svg:y="0.31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9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形状1" draw:style-name="gr6" draw:text-style-name="P12" svg:width="1.317cm" svg:height="0.71cm" svg:x="1.561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3">2.ER图</text:p>
      <text:p text:style-name="P1"/>
      <text:p text:style-name="P1"/>
      <text:p text:style-name="P1"><draw:custom-shape text:anchor-type="paragraph" draw:z-index="72" draw:name="形状6" draw:style-name="gr22" draw:text-style-name="P21" svg:width="1.497cm" svg:height="0.735cm" svg:x="2.602cm" svg:y="0.03cm"><text:p text:style-name="P15">出版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形状6" draw:style-name="gr21" draw:text-style-name="P21" svg:width="1.497cm" svg:height="0.736cm" svg:x="4.207cm" svg:y="0.03cm"><text:p text:style-name="P15">名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形状6" draw:style-name="gr20" draw:text-style-name="P20" svg:width="1.495cm" svg:height="0.735cm" svg:x="5.867cm" svg:y="0.018cm"><text:p><text:span text:style-name="T3">书籍</text:span><text:span text:style-name="T3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49" draw:name="形状5" draw:style-name="gr9" draw:text-style-name="P12" svg:x1="5.602cm" svg:y1="0.668cm" svg:x2="6.592cm" svg:y2="0.265cm"><text:p/></draw:line><draw:line text:anchor-type="paragraph" draw:z-index="50" draw:name="形状5" draw:style-name="gr9" draw:text-style-name="P12" svg:x1="5.29cm" svg:y1="0.203cm" svg:x2="5.263cm" svg:y2="0.67cm"><text:p/></draw:line><draw:line text:anchor-type="paragraph" draw:z-index="51" draw:name="形状5" draw:style-name="gr9" draw:text-style-name="P12" svg:x1="3.741cm" svg:y1="0.214cm" svg:x2="4.893cm" svg:y2="0.668cm"><text:p/></draw:line><draw:custom-shape text:anchor-type="paragraph" draw:z-index="69" draw:name="形状6" draw:style-name="gr19" draw:text-style-name="P20" svg:width="1.497cm" svg:height="0.738cm" svg:x="1.341cm" svg:y="0.277cm"><text:p text:style-name="P12"><text:span text:style-name="T3">作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形状6" draw:style-name="gr18" draw:text-style-name="P20" svg:width="1.915cm" svg:height="0.735cm" svg:x="7.285cm" svg:y="0.012cm"><text:p text:style-name="P12"><text:span text:style-name="T3">上架时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1" draw:name="形状1" draw:style-name="gr11" draw:text-style-name="P12" svg:width="1.317cm" svg:height="0.71cm" svg:x="4.577cm" svg:y="0.183cm"><text:p text:style-name="P12">书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7" draw:name="形状5" draw:style-name="gr9" draw:text-style-name="P12" svg:x1="5.895cm" svg:y1="0.547cm" svg:x2="7.421cm" svg:y2="0.076cm"><text:p/></draw:line><draw:line text:anchor-type="paragraph" draw:z-index="48" draw:name="形状5" draw:style-name="gr9" draw:text-style-name="P12" svg:x1="2.835cm" svg:y1="0.217cm" svg:x2="4.577cm" svg:y2="0.476cm"><text:p/></draw:line><draw:custom-shape text:anchor-type="paragraph" draw:z-index="67" draw:name="形状6" draw:style-name="gr17" draw:text-style-name="P20" svg:width="1.922cm" svg:height="0.736cm" svg:x="7.616cm" svg:y="0.362cm"><text:p><text:span text:style-name="T4">剩余数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43" draw:name="形状5" draw:style-name="gr9" draw:text-style-name="P12" svg:x1="5.315cm" svg:y1="0.406cm" svg:x2="4.544cm" svg:y2="1.73cm"><text:p/></draw:line><draw:line text:anchor-type="paragraph" draw:z-index="44" draw:name="形状5" draw:style-name="gr9" draw:text-style-name="P12" svg:x1="4.037cm" svg:y1="0.897cm" svg:x2="4.746cm" svg:y2="0.406cm"><text:p/></draw:line><draw:line text:anchor-type="paragraph" draw:z-index="45" draw:name="形状5" draw:style-name="gr9" draw:text-style-name="P12" svg:x1="2.746cm" svg:y1="0.553cm" svg:x2="4.577cm" svg:y2="0.198cm"><text:p/></draw:line><draw:custom-shape text:anchor-type="paragraph" draw:z-index="66" draw:name="形状6" draw:style-name="gr16" draw:text-style-name="P20" svg:width="1.495cm" svg:height="0.736cm" svg:x="1.251cm" svg:y="0.219cm"><text:p text:style-name="P12"><text:span text:style-name="T4">介绍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形状5" draw:style-name="gr9" draw:text-style-name="P12" svg:x1="5.894cm" svg:y1="0.143cm" svg:x2="7.615cm" svg:y2="0.292cm"><text:p/></draw:line></text:p>
      <text:p text:style-name="P1"><draw:custom-shape text:anchor-type="paragraph" draw:z-index="65" draw:name="形状6" draw:style-name="gr16" draw:text-style-name="P20" svg:width="1.495cm" svg:height="0.736cm" svg:x="2.685cm" svg:y="0.266cm"><text:p text:style-name="P12"><text:span text:style-name="T3">类型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custom-shape text:anchor-type="paragraph" draw:z-index="62" draw:name="形状4" draw:style-name="gr13" draw:text-style-name="P18" svg:width="1.403cm" svg:height="1.959cm" svg:x="3.861cm" svg:y="0.25cm"><text:p><text:span text:style-name="T2">借阅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0" draw:name="形状5" draw:style-name="gr9" draw:text-style-name="P12" svg:x1="2.815cm" svg:y1="0.339cm" svg:x2="3.861cm" svg:y2="1.252cm"><text:p/></draw:line><draw:custom-shape text:anchor-type="paragraph" draw:z-index="92" draw:name="形状6" draw:style-name="gr23" draw:text-style-name="P19" svg:width="1.766cm" svg:height="0.736cm" svg:x="1.05cm" svg:y="0.028cm"><text:p>借书时长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31" draw:name="形状5" draw:style-name="gr9" draw:text-style-name="P12" svg:x1="3.861cm" svg:y1="0.279cm" svg:x2="2.674cm" svg:y2="0.549cm"><text:p/></draw:line><draw:custom-shape text:anchor-type="paragraph" draw:z-index="64" draw:name="形状6" draw:style-name="gr15" draw:text-style-name="P19" svg:width="1.664cm" svg:height="0.736cm" svg:x="1.152cm" svg:y="0.279cm"><text:p>借书日期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1" draw:name="形状5" draw:style-name="gr9" draw:text-style-name="P12" svg:x1="3.763cm" svg:y1="0.279cm" svg:x2="3.17cm" svg:y2="1.595cm"><text:p/></draw:line></text:p>
      <text:p text:style-name="P1"/>
      <text:p text:style-name="P1"><draw:line text:anchor-type="paragraph" draw:z-index="42" draw:name="形状5" draw:style-name="gr9" draw:text-style-name="P12" svg:x1="4.572cm" svg:y1="0.259cm" svg:x2="4.205cm" svg:y2="1.982cm"><text:p/></draw:line><draw:custom-shape text:anchor-type="paragraph" draw:z-index="63" draw:name="形状6" draw:style-name="gr14" draw:text-style-name="P19" svg:width="1.694cm" svg:height="0.736cm" svg:x="1.579cm" svg:y="0.407cm"><text:p>还书日期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custom-shape text:anchor-type="paragraph" draw:z-index="111" draw:name="形状6" draw:style-name="gr25" draw:text-style-name="P20" svg:width="2.805cm" svg:height="0.736cm" svg:x="-0.619cm" svg:y="0.4cm"><text:p text:style-name="P12">上次登录时间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0" draw:name="形状1" draw:style-name="gr10" draw:text-style-name="P12" svg:width="1.318cm" svg:height="0.712cm" svg:x="3.542cm" svg:y="0.056cm"><text:p text:style-name="P12">用户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9" draw:name="形状5" draw:style-name="gr9" draw:text-style-name="P12" svg:x1="3.542cm" svg:y1="0.459cm" svg:x2="2.618cm" svg:y2="1.293cm"><text:p/></draw:line><draw:line text:anchor-type="paragraph" draw:z-index="87" draw:name="形状5" draw:style-name="gr9" draw:text-style-name="P12" svg:x1="2.17cm" svg:y1="0.296cm" svg:x2="3.542cm" svg:y2="0.458cm"><text:p/></draw:line><draw:custom-shape text:anchor-type="paragraph" draw:z-index="109" draw:name="形状6" draw:style-name="gr24" draw:text-style-name="P20" svg:width="1.784cm" svg:height="0.736cm" svg:x="5.84cm" svg:y="0.097cm"><text:p text:style-name="P12">是否启用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5" draw:name="形状5" draw:style-name="gr9" draw:text-style-name="P12" svg:x1="4.86cm" svg:y1="0.42cm" svg:x2="5.841cm" svg:y2="0.501cm"><text:p/></draw:line></text:p>
      <text:p text:style-name="P1"><draw:custom-shape text:anchor-type="paragraph" draw:z-index="93" draw:name="形状6" draw:style-name="gr16" draw:text-style-name="P20" svg:width="1.495cm" svg:height="0.736cm" svg:x="11.702cm" svg:y="0.161cm"><text:p text:style-name="P12"><text:span text:style-name="T3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形状6" draw:style-name="gr16" draw:text-style-name="P20" svg:width="1.495cm" svg:height="0.736cm" svg:x="11.70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8" draw:name="形状5" draw:style-name="gr9" draw:text-style-name="P12" svg:x1="4.083cm" svg:y1="0.28cm" svg:x2="3.778cm" svg:y2="0.832cm"><text:p/></draw:line><draw:line text:anchor-type="paragraph" draw:z-index="86" draw:name="形状5" draw:style-name="gr9" draw:text-style-name="P12" svg:x1="4.53cm" svg:y1="0.28cm" svg:x2="5.304cm" svg:y2="0.827cm"><text:p/></draw:line></text:p>
      <text:p text:style-name="P1"><draw:custom-shape text:anchor-type="paragraph" draw:z-index="113" draw:name="形状6" draw:style-name="gr16" draw:text-style-name="P20" svg:width="1.495cm" svg:height="0.736cm" svg:x="1.342cm" svg:y="0.203cm"><text:p text:style-name="P12">姓名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形状6" draw:style-name="gr16" draw:text-style-name="P20" svg:width="1.495cm" svg:height="0.736cm" svg:x="3.052cm" svg:y="0.346cm"><text:p text:style-name="P12">帐号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形状6" draw:style-name="gr16" draw:text-style-name="P20" svg:width="1.495cm" svg:height="0.736cm" svg:x="4.72cm" svg:y="0.34cm"><text:p text:style-name="P12">性别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73" draw:name="形状5" draw:style-name="gr9" draw:text-style-name="P12" svg:x1="11.272cm" svg:y1="0.221cm" svg:x2="12.993cm" svg:y2="0.37cm"><text:p/></draw:line><draw:line text:anchor-type="paragraph" draw:z-index="74" draw:name="形状5" draw:style-name="gr9" draw:text-style-name="P12" svg:x1="11.272cm" svg:y1="0.221cm" svg:x2="12.993cm" svg:y2="0.37cm"><text:p/></draw:line><draw:line text:anchor-type="paragraph" draw:z-index="75" draw:name="形状5" draw:style-name="gr9" draw:text-style-name="P12" svg:x1="11.272cm" svg:y1="0.221cm" svg:x2="12.993cm" svg:y2="0.37cm"><text:p/></draw:line><draw:line text:anchor-type="paragraph" draw:z-index="76" draw:name="形状5" draw:style-name="gr9" draw:text-style-name="P12" svg:x1="11.272cm" svg:y1="0.221cm" svg:x2="12.993cm" svg:y2="0.37cm"><text:p/></draw:line><draw:line text:anchor-type="paragraph" draw:z-index="77" draw:name="形状5" draw:style-name="gr9" draw:text-style-name="P12" svg:x1="11.272cm" svg:y1="0.221cm" svg:x2="12.993cm" svg:y2="0.37cm"><text:p/></draw:line><draw:line text:anchor-type="paragraph" draw:z-index="78" draw:name="形状5" draw:style-name="gr9" draw:text-style-name="P12" svg:x1="11.272cm" svg:y1="0.221cm" svg:x2="12.993cm" svg:y2="0.37cm"><text:p/></draw:line><draw:line text:anchor-type="paragraph" draw:z-index="79" draw:name="形状5" draw:style-name="gr9" draw:text-style-name="P12" svg:x1="11.272cm" svg:y1="0.221cm" svg:x2="12.993cm" svg:y2="0.37cm"><text:p/></draw:line><draw:line text:anchor-type="paragraph" draw:z-index="80" draw:name="形状5" draw:style-name="gr9" draw:text-style-name="P12" svg:x1="11.272cm" svg:y1="0.221cm" svg:x2="12.993cm" svg:y2="0.37cm"><text:p/></draw:line><draw:line text:anchor-type="paragraph" draw:z-index="81" draw:name="形状5" draw:style-name="gr9" draw:text-style-name="P12" svg:x1="11.272cm" svg:y1="0.221cm" svg:x2="12.993cm" svg:y2="0.37cm"><text:p/></draw:line><draw:line text:anchor-type="paragraph" draw:z-index="82" draw:name="形状5" draw:style-name="gr9" draw:text-style-name="P12" svg:x1="11.272cm" svg:y1="0.221cm" svg:x2="12.993cm" svg:y2="0.37cm"><text:p/></draw:line><draw:line text:anchor-type="paragraph" draw:z-index="83" draw:name="形状5" draw:style-name="gr9" draw:text-style-name="P12" svg:x1="11.272cm" svg:y1="0.221cm" svg:x2="12.993cm" svg:y2="0.37cm"><text:p/></draw:line><draw:line text:anchor-type="paragraph" draw:z-index="84" draw:name="形状5" draw:style-name="gr9" draw:text-style-name="P12" svg:x1="11.272cm" svg:y1="0.221cm" svg:x2="12.993cm" svg:y2="0.37cm"><text:p/></draw:line></text:p>
      <text:p text:style-name="P1"/>
      <text:p text:style-name="P1"/>
      <text:p text:style-name="P1"/>
      <text:p text:style-name="P1"/>
      <text:p text:style-name="P2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row table:style-name="表格6.1">
          <table:table-cell table:style-name="表格6.A1" office:value-type="string">
            <text:p text:style-name="P4">字段</text:p>
          </table:table-cell>
          <table:table-cell table:style-name="表格6.B1" office:value-type="string">
            <text:p text:style-name="P4">类型</text:p>
          </table:table-cell>
          <table:table-cell table:style-name="表格6.B1" office:value-type="string">
            <text:p text:style-name="P4">空</text:p>
          </table:table-cell>
          <table:table-cell table:style-name="表格6.B1" office:value-type="string">
            <text:p text:style-name="P4">默认</text:p>
          </table:table-cell>
          <table:table-cell table:style-name="表格6.E1" office:value-type="string">
            <text:p text:style-name="P4">注释</text:p>
          </table:table-cell>
        </table:table-row>
        <table:table-row table:style-name="表格6.1">
          <table:table-cell table:style-name="表格6.A2" office:value-type="string">
            <text:p text:style-name="P7">book_id</text:p>
          </table:table-cell>
          <table:table-cell table:style-name="表格6.B2" office:value-type="string">
            <text:p text:style-name="P7">varchar(20)</text:p>
          </table:table-cell>
          <table:table-cell table:style-name="表格6.B2" office:value-type="string">
            <text:p text:style-name="P7">否</text:p>
          </table:table-cell>
          <table:table-cell table:style-name="表格6.B2" office:value-type="string">
            <text:p text:style-name="P5"/>
          </table:table-cell>
          <table:table-cell table:style-name="表格6.E2" office:value-type="string">
            <text:p text:style-name="P6">书籍id</text:p>
          </table:table-cell>
        </table:table-row>
        <table:table-row table:style-name="表格6.1">
          <table:table-cell table:style-name="表格6.A3" office:value-type="string">
            <text:p text:style-name="P7">book_name</text:p>
          </table:table-cell>
          <table:table-cell table:style-name="表格6.B3" office:value-type="string">
            <text:p text:style-name="P7">varchar(50)</text:p>
          </table:table-cell>
          <table:table-cell table:style-name="表格6.C3" office:value-type="string">
            <text:p text:style-name="P7">否</text:p>
          </table:table-cell>
          <table:table-cell table:style-name="表格6.D3" office:value-type="string">
            <text:p text:style-name="P5"/>
          </table:table-cell>
          <table:table-cell table:style-name="表格6.E3" office:value-type="string">
            <text:p text:style-name="P6">书籍名称</text:p>
          </table:table-cell>
        </table:table-row>
        <table:table-row table:style-name="表格6.1">
          <table:table-cell table:style-name="表格6.A4" office:value-type="string">
            <text:p text:style-name="P7">author</text:p>
          </table:table-cell>
          <table:table-cell table:style-name="表格6.B4" office:value-type="string">
            <text:p text:style-name="P7">varchar(50)</text:p>
          </table:table-cell>
          <table:table-cell table:style-name="表格6.C4" office:value-type="string">
            <text:p text:style-name="P7">否</text:p>
          </table:table-cell>
          <table:table-cell table:style-name="表格6.D4" office:value-type="string">
            <text:p text:style-name="P5"/>
          </table:table-cell>
          <table:table-cell table:style-name="表格6.E4" office:value-type="string">
            <text:p text:style-name="P6"><text:bookmark-start text:name="__DdeLink__198_1286082220"/>作者<text:bookmark-end text:name="__DdeLink__198_1286082220"/></text:p>
          </table:table-cell>
        </table:table-row>
        <table:table-row table:style-name="表格6.1">
          <table:table-cell table:style-name="表格6.A5" office:value-type="string">
            <text:p text:style-name="P7">press</text:p>
          </table:table-cell>
          <table:table-cell table:style-name="表格6.B5" office:value-type="string">
            <text:p text:style-name="P7">varchar(50)</text:p>
          </table:table-cell>
          <table:table-cell table:style-name="表格6.C5" office:value-type="string">
            <text:p text:style-name="P7">否</text:p>
          </table:table-cell>
          <table:table-cell table:style-name="表格6.D5" office:value-type="string">
            <text:p text:style-name="P5"/>
          </table:table-cell>
          <table:table-cell table:style-name="表格6.E5" office:value-type="string">
            <text:p text:style-name="P6"><text:bookmark-start text:name="__DdeLink__200_1286082220"/>出版社<text:bookmark-end text:name="__DdeLink__200_1286082220"/></text:p>
          </table:table-cell>
        </table:table-row>
        <table:table-row table:style-name="表格6.1">
          <table:table-cell table:style-name="表格6.A6" office:value-type="string">
            <text:p text:style-name="P7">publication_year</text:p>
          </table:table-cell>
          <table:table-cell table:style-name="表格6.B6" office:value-type="string">
            <text:p text:style-name="P7">smallint(6)</text:p>
          </table:table-cell>
          <table:table-cell table:style-name="表格6.C6" office:value-type="string">
            <text:p text:style-name="P7">否</text:p>
          </table:table-cell>
          <table:table-cell table:style-name="表格6.D6" office:value-type="string">
            <text:p text:style-name="P5"/>
          </table:table-cell>
          <table:table-cell table:style-name="表格6.E6" office:value-type="string">
            <text:p text:style-name="P6"><text:bookmark-start text:name="__DdeLink__202_1286082220"/>出版年<text:bookmark-end text:name="__DdeLink__202_1286082220"/></text:p>
          </table:table-cell>
        </table:table-row>
        <table:table-row table:style-name="表格6.1">
          <table:table-cell table:style-name="表格6.A7" office:value-type="string">
            <text:p text:style-name="P7">introduction</text:p>
          </table:table-cell>
          <table:table-cell table:style-name="表格6.B7" office:value-type="string">
            <text:p text:style-name="P10"><text:span text:style-name="T1">varchar(1000)</text:span></text:p>
          </table:table-cell>
          <table:table-cell table:style-name="表格6.C7" office:value-type="string">
            <text:p text:style-name="P8"/>
          </table:table-cell>
          <table:table-cell table:style-name="表格6.D7" office:value-type="string">
            <text:p text:style-name="P5"/>
          </table:table-cell>
          <table:table-cell table:style-name="表格6.E7" office:value-type="string">
            <text:p text:style-name="P6">介绍</text:p>
          </table:table-cell>
        </table:table-row>
        <table:table-row table:style-name="表格6.1">
          <table:table-cell table:style-name="表格6.A8" office:value-type="string">
            <text:p text:style-name="P7">add_time</text:p>
          </table:table-cell>
          <table:table-cell table:style-name="表格6.B8" office:value-type="string">
            <text:p text:style-name="P7">datetime</text:p>
          </table:table-cell>
          <table:table-cell table:style-name="表格6.C8" office:value-type="string">
            <text:p text:style-name="P7">否</text:p>
          </table:table-cell>
          <table:table-cell table:style-name="表格6.D8" office:value-type="string">
            <text:p text:style-name="P5"/>
          </table:table-cell>
          <table:table-cell table:style-name="表格6.E8" office:value-type="string">
            <text:p text:style-name="P6">入库时间</text:p>
          </table:table-cell>
        </table:table-row>
        <table:table-row table:style-name="表格6.1">
          <table:table-cell table:style-name="表格6.A9" office:value-type="string">
            <text:p text:style-name="P7">category_id</text:p>
          </table:table-cell>
          <table:table-cell table:style-name="表格6.B9" office:value-type="string">
            <text:p text:style-name="P7">varchar(20)</text:p>
          </table:table-cell>
          <table:table-cell table:style-name="表格6.C9" office:value-type="string">
            <text:p text:style-name="P7">否</text:p>
          </table:table-cell>
          <table:table-cell table:style-name="表格6.D9" office:value-type="string">
            <text:p text:style-name="P5"/>
          </table:table-cell>
          <table:table-cell table:style-name="表格6.E9" office:value-type="string">
            <text:p text:style-name="P6">类型</text:p>
          </table:table-cell>
        </table:table-row>
        <table:table-row table:style-name="表格6.1">
          <table:table-cell table:style-name="表格6.A10" office:value-type="string">
            <text:p text:style-name="P9">counts</text:p>
          </table:table-cell>
          <table:table-cell table:style-name="表格6.B10" office:value-type="string">
            <text:p text:style-name="P7">tinyint(4)</text:p>
          </table:table-cell>
          <table:table-cell table:style-name="表格6.C10" office:value-type="string">
            <text:p text:style-name="P7">否</text:p>
          </table:table-cell>
          <table:table-cell table:style-name="表格6.D10" office:value-type="string">
            <text:p text:style-name="P5"/>
          </table:table-cell>
          <table:table-cell table:style-name="表格6.E10" office:value-type="string">
            <text:p text:style-name="P6">剩余数量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Line_20_Arrow_20_1" draw:display-name="Line Arrow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4:28:15.915506043</meta:creation-date>
    <meta:generator>LibreOffice/5.1.2.2$Linux_X86_64 LibreOffice_project/10m0$Build-2</meta:generator>
    <dc:date>2016-06-15T23:34:42.140420276</dc:date>
    <meta:editing-duration>PT16H20M30S</meta:editing-duration>
    <meta:editing-cycles>18</meta:editing-cycles>
    <meta:document-statistic meta:table-count="1" meta:image-count="0" meta:object-count="0" meta:page-count="2" meta:paragraph-count="42" meta:word-count="71" meta:character-count="235" meta:non-whitespace-character-count="235"/>
  </office:meta>
</office:document-meta>
</file>